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1df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ce3f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bce3f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096d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0c3b2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416b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62e2d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f4de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d5e7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4cc53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4cc53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3c6cb3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4cc53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4cc53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4cc53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4cc53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4cc53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4cc53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3c6cb3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4cc53" style:font-name-asian="Times New Roman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020fd0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c6cb3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280ac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3c6cb3" style:font-size-asian="12pt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size-complex="12pt" style:language-complex="ar" style:country-complex="SA"/>
    </style:style>
    <style:style style:name="P47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2fa21e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2fa21e" style:font-size-asian="12pt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280ac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6bcc7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362e2d" style:font-name-complex="Times New Roman"/>
    </style:style>
    <style:style style:name="T5" style:family="text">
      <style:text-properties style:text-position="sub 58%" style:font-name="Times New Roman" fo:language="uk" fo:country="UA" style:font-name-complex="Times New Roman" style:language-complex="ar" style:country-complex="SA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4cc53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52284" style:font-name-asian="Symbol" style:font-name-complex="Symbol"/>
    </style:style>
    <style:style style:name="T20" style:family="text">
      <style:text-properties style:font-name-asian="Symbo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03347c" style:font-name-asian="Symbol" style:font-name-complex="Symbol"/>
    </style:style>
    <style:style style:name="T23" style:family="text">
      <style:text-properties officeooo:rsid="00020fd0" style:font-name-asian="Symbol" style:font-name-complex="Symbol"/>
    </style:style>
    <style:style style:name="T24" style:family="text">
      <style:text-properties style:font-name-asian="Symbol1"/>
    </style:style>
    <style:style style:name="T25" style:family="text">
      <style:text-properties style:font-name-asian="Symbol1" style:font-name-complex="Times New Roman"/>
    </style:style>
    <style:style style:name="T26" style:family="text">
      <style:text-properties style:font-name-asian="Symbol1" style:font-name-complex="Symbol1"/>
    </style:style>
    <style:style style:name="T27" style:family="text">
      <style:text-properties officeooo:rsid="00113f11" style:font-name-asian="Symbol1" style:font-name-complex="Symbol1"/>
    </style:style>
    <style:style style:name="T28" style:family="text">
      <style:text-properties officeooo:rsid="00133909" style:font-name-asian="Symbol1"/>
    </style:style>
    <style:style style:name="T29" style:family="text">
      <style:text-properties officeooo:rsid="00113f1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4cc53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44cc53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6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44cc53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9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style:font-name-asian="Times New Roman1" style:font-name-complex="Times New Roman1"/>
    </style:style>
    <style:style style:name="T71" style:family="text">
      <style:text-properties style:use-window-font-color="true" style:text-position="0% 100%" officeooo:rsid="00226033" style:font-name-asian="Times New Roman1" style:font-name-complex="Times New Roman1"/>
    </style:style>
    <style:style style:name="T72" style:family="text">
      <style:text-properties style:use-window-font-color="true" style:text-position="0% 100%" officeooo:rsid="0023fb3a" style:font-name-asian="Times New Roman1" style:font-name-complex="Times New Roman1"/>
    </style:style>
    <style:style style:name="T73" style:family="text">
      <style:text-properties style:use-window-font-color="true" style:text-position="0% 100%" officeooo:rsid="00259524" style:font-name-asian="Times New Roman1" style:font-name-complex="Times New Roman1"/>
    </style:style>
    <style:style style:name="T74" style:family="text">
      <style:text-properties style:use-window-font-color="true" style:text-position="sub 58%" style:font-name="Times New Roman" fo:language="uk" fo:country="UA" officeooo:rsid="00362e2d" style:font-name-asian="Calibri" style:font-name-complex="Times New Roman" style:language-complex="ar" style:country-complex="SA"/>
    </style:style>
    <style:style style:name="T75" style:family="text">
      <style:text-properties style:use-window-font-color="true" style:text-position="sub 58%" officeooo:rsid="001bb99b" style:font-name-asian="Symbol1" style:font-name-complex="Times New Roman"/>
    </style:style>
    <style:style style:name="T76" style:family="text">
      <style:text-properties style:use-window-font-color="true" style:text-position="sub 58%" officeooo:rsid="001d1f55" style:font-name-asian="Symbol1" style:font-name-complex="Times New Roman"/>
    </style:style>
    <style:style style:name="T77" style:family="text">
      <style:text-properties style:use-window-font-color="true" style:text-position="sub 58%" officeooo:rsid="001f6207" style:font-name-asian="Symbol1" style:font-name-complex="Times New Roman"/>
    </style:style>
    <style:style style:name="T78" style:family="text">
      <style:text-properties style:use-window-font-color="true" style:text-position="sub 58%" officeooo:rsid="001bb99b" style:font-name-asian="Symbol1"/>
    </style:style>
    <style:style style:name="T79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per 58%" officeooo:rsid="001d1f55" style:font-name-asian="Symbol1" style:font-name-complex="Times New Roman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officeooo:rsid="00113f11" style:font-name-asian="Calibri" style:font-name-complex="Times New Roman"/>
    </style:style>
    <style:style style:name="T85" style:family="text">
      <style:text-properties style:use-window-font-color="true" officeooo:rsid="0044cc53" style:font-name-asian="Calibri" style:font-name-complex="Times New Roman"/>
    </style:style>
    <style:style style:name="T86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7" style:family="text">
      <style:text-properties fo:font-variant="normal" fo:text-transform="none" fo:letter-spacing="normal" fo:font-style="normal" fo:font-weight="norma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4cc53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4cc53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44cc53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44cc53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3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4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style:font-name-complex="Times New Roman"/>
    </style:style>
    <style:style style:name="T126" style:family="text">
      <style:text-properties officeooo:rsid="00020fd0" style:font-name-complex="Times New Roman"/>
    </style:style>
    <style:style style:name="T127" style:family="text">
      <style:text-properties officeooo:rsid="00067e84" style:font-name-complex="Times New Roman"/>
    </style:style>
    <style:style style:name="T128" style:family="text">
      <style:text-properties officeooo:rsid="002fafaf" style:font-name-complex="Times New Roman"/>
    </style:style>
    <style:style style:name="T129" style:family="text">
      <style:text-properties officeooo:rsid="0044822e" style:font-name-complex="Times New Roman"/>
    </style:style>
    <style:style style:name="T130" style:family="text">
      <style:text-properties officeooo:rsid="00329776" style:font-name-complex="Times New Roman"/>
    </style:style>
    <style:style style:name="T131" style:family="text">
      <style:text-properties officeooo:rsid="00340d8c" style:font-name-complex="Times New Roman"/>
    </style:style>
    <style:style style:name="T132" style:family="text">
      <style:text-properties officeooo:rsid="0003347c" style:font-name-asian="Symbola" style:font-name-complex="Symbola"/>
    </style:style>
    <style:style style:name="T133" style:family="text">
      <style:text-properties officeooo:rsid="0004d113" style:font-name-asian="Symbola" style:font-name-complex="Symbola"/>
    </style:style>
    <style:style style:name="T134" style:family="text">
      <style:text-properties officeooo:rsid="00067e84" style:font-name-asian="Symbola" style:font-name-complex="Symbola"/>
    </style:style>
    <style:style style:name="T135" style:family="text">
      <style:text-properties officeooo:rsid="0006f533" style:font-name-asian="Symbola" style:font-name-complex="Symbola"/>
    </style:style>
    <style:style style:name="T136" style:family="text">
      <style:text-properties officeooo:rsid="0006f533" style:font-name-asian="Times New Roman1" style:font-name-complex="Times New Roman1"/>
    </style:style>
    <style:style style:name="T137" style:family="text">
      <style:text-properties style:text-line-through-style="none" style:text-line-through-type="none" style:font-name-complex="Times New Roman"/>
    </style:style>
    <style:style style:name="T138" style:family="text">
      <style:text-properties style:text-line-through-style="none" style:text-line-through-type="none" officeooo:rsid="000d5c2d" style:font-name-complex="Times New Roman"/>
    </style:style>
    <style:style style:name="T139" style:family="text">
      <style:text-properties style:text-line-through-style="none" style:text-line-through-type="none" style:font-name-asian="Symbol" style:font-name-complex="Symbol"/>
    </style:style>
    <style:style style:name="T140" style:family="text">
      <style:text-properties officeooo:rsid="002d1800"/>
    </style:style>
    <style:style style:name="T141" style:family="text">
      <style:text-properties officeooo:rsid="002efe3c"/>
    </style:style>
    <style:style style:name="T142" style:family="text">
      <style:text-properties style:font-name="Times New Roman" fo:language="uk" fo:country="UA" style:font-name-complex="Times New Roman" style:language-complex="ar" style:country-complex="SA"/>
    </style:style>
    <style:style style:name="T143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44" style:family="text">
      <style:text-properties officeooo:rsid="003b61df"/>
    </style:style>
    <style:style style:name="T145" style:family="text">
      <style:text-properties officeooo:rsid="003c096d"/>
    </style:style>
    <style:style style:name="T146" style:family="text">
      <style:text-properties officeooo:rsid="003dc794"/>
    </style:style>
    <style:style style:name="T147" style:family="text">
      <style:text-properties officeooo:rsid="0044cc53"/>
    </style:style>
    <style:style style:name="T148" style:family="text">
      <style:text-properties officeooo:rsid="0046854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Варіант №<text:span text:style-name="T148">30</text:span></text:p>
      <text:p text:style-name="P2"/>
      <text:p text:style-name="P2">1) Які з наведених співвідношень є <text:span text:style-name="T140">не</text:span>правильними?</text:p>
      <text:list xml:id="list1336654974" text:style-name="L1">
        <text:list-item>
          <text:p text:style-name="P48">{1, 2, 3} = {1, {2}, 3};</text:p>
        </text:list-item>
        <text:list-item>
          <text:p text:style-name="P48">|{{⊘}}| = 2;</text:p>
        </text:list-item>
        <text:list-item>
          <text:p text:style-name="P48"><text:span text:style-name="T20">{</text:span><text:span text:style-name="T21">⊘</text:span><text:span text:style-name="T20">}</text:span><text:span text:style-name="T21">∈</text:span>{<text:span text:style-name="T21">⊘</text:span>, 1, {2}};</text:p>
        </text:list-item>
        <text:list-item>
          <text:p text:style-name="P49"><text:span text:style-name="T137">1</text:span><text:span text:style-name="T139">⊆</text:span><text:span text:style-name="T137">{1, {2}}</text:span><text:span text:style-name="T125">; <text:s/></text:span></text:p>
        </text:list-item>
        <text:list-item>
          <text:p text:style-name="P48">{2}<text:span text:style-name="T21">∈</text:span>{1, {2}};</text:p>
        </text:list-item>
        <text:list-item>
          <text:p text:style-name="P48">{{2}}<text:span text:style-name="T21">⊆</text:span>{1, {2}}; <text:s/></text:p>
        </text:list-item>
        <text:list-item>
          <text:p text:style-name="P48">{1}<text:span text:style-name="T21">∈</text:span>{1, {2}}; <text:s/></text:p>
        </text:list-item>
        <text:list-item>
          <text:p text:style-name="P48"><text:span text:style-name="T132">⊘</text:span><text:span text:style-name="T21">⊆</text:span>{1, {2}};</text:p>
        </text:list-item>
        <text:list-item>
          <text:p text:style-name="P48">{<text:span text:style-name="T21">⊘</text:span>}<text:span text:style-name="T21">∈</text:span>{1, {2}};</text:p>
        </text:list-item>
        <text:list-item>
          <text:p text:style-name="P49"><text:span text:style-name="T125">{</text:span><text:span text:style-name="T21">⊘</text:span><text:span text:style-name="T125">}</text:span><text:span text:style-name="T21">⊆</text:span><text:span text:style-name="T125">{1, {2}}; <text:s/></text:span></text:p>
        </text:list-item>
        <text:list-item>
          <text:p text:style-name="P48">{1, 2, 3} = {1, 3, 2};</text:p>
        </text:list-item>
        <text:list-item>
          <text:p text:style-name="P49"><text:span text:style-name="T137">{1, {2}}</text:span><text:span text:style-name="T138">=</text:span><text:span text:style-name="T137">{</text:span><text:span text:style-name="T139">⊘</text:span><text:span text:style-name="T137">, 1, {2}};</text:span></text:p>
          <text:p text:style-name="P50"/>
        </text:list-item>
      </text:list>
      <text:p text:style-name="P14"><text:span text:style-name="T125">2) Для заданої множини A = {</text:span><text:span text:style-name="T21">⊘</text:span><text:span text:style-name="T125">, {</text:span><text:span text:style-name="T128">c</text:span><text:span text:style-name="T125">, </text:span><text:span text:style-name="T128">d</text:span><text:span text:style-name="T125">}} побудувати булеан </text:span><text:span text:style-name="T22">β</text:span><text:span text:style-name="T125">(A) множини A.</text:span></text:p>
      <text:p text:style-name="P3"/>
      <text:p text:style-name="P15"><text:span text:style-name="T125">3) Нехай A={1, </text:span><text:span text:style-name="T130">2</text:span><text:span text:style-name="T125">, 5, 6}, B={</text:span><text:span text:style-name="T130">2</text:span><text:span text:style-name="T125">, 6, 7}. Знайти A</text:span><text:span text:style-name="T133">⋂</text:span><text:span text:style-name="T125">B, A</text:span><text:span text:style-name="T133">⋃</text:span><text:span text:style-name="T125">B, В\А, A\B, A</text:span><text:span text:style-name="T133">∇</text:span><text:span text:style-name="T125">B, де </text:span><text:span text:style-name="T21">∇</text:span><text:span text:style-name="T125"> - симетрична різниця.</text:span></text:p>
      <text:p text:style-name="P1"/>
      <text:p text:style-name="P16"><text:span text:style-name="T125">4) Довести, що A</text:span><text:span text:style-name="T21">⊆</text:span><text:span text:style-name="T125">C </text:span><text:span text:style-name="T129">тоді й тільки тоді, коли</text:span><text:span text:style-name="T125"> </text:span><text:span text:style-name="T21">β</text:span><text:span text:style-name="T125">(A) </text:span><text:span text:style-name="T21">⊆</text:span><text:span text:style-name="T125"> </text:span><text:span text:style-name="T21">β</text:span><text:span text:style-name="T125">(C), де </text:span><text:span text:style-name="T21">β</text:span><text:span text:style-name="T125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7"><text:span text:style-name="T125">(а) A </text:span><text:span text:style-name="T21">⋂ </text:span><text:span text:style-name="T125">(А </text:span><text:span text:style-name="T21">⋃ </text:span><text:span text:style-name="T125">В) = А; <text:s/></text:span></text:p>
      <text:p text:style-name="P17"><text:span text:style-name="T125">(</text:span><text:span text:style-name="T131">б</text:span><text:span text:style-name="T125">) <text:s/>(A </text:span><text:span text:style-name="T21">⋂</text:span><text:span text:style-name="T125"> B) ⋃ (А </text:span><text:span text:style-name="T21">⋂ </text:span><text:span text:style-name="T134">⎺</text:span><text:span text:style-name="T125">В) ⋃ (</text:span><text:span text:style-name="T21">⎺</text:span><text:span text:style-name="T125">A </text:span><text:span text:style-name="T21">⋂</text:span><text:span text:style-name="T125"> B) = A </text:span><text:span text:style-name="T21">⋂</text:span><text:span text:style-name="T125"> B, </text:span><text:span text:style-name="T126">де </text:span><text:span text:style-name="T23">⎺Х</text:span><text:span text:style-name="T126"> — </text:span><text:span text:style-name="T127">операція доповнення множини Х.</text:span></text:p>
      <text:p text:style-name="P1"/>
      <text:p text:style-name="P18"><text:span text:style-name="T125">6) Довести, що не можна виразити операцію \ через операції ⋃ та </text:span><text:span text:style-name="T21">⋂</text:span><text:span text:style-name="T125">.</text:span></text:p>
      <text:p text:style-name="P1"/>
      <text:p text:style-name="P4">7) Нехай на множині М = {1, 2, 3, 4} задані відношення:</text:p>
      <text:p text:style-name="P19"><text:span text:style-name="T125">R</text:span><text:span text:style-name="T4">1</text:span><text:span text:style-name="T125"> = {(1, 1), (2, 2), (3, 3), (4, 4), (1, 3), (2, 4), (3, 1), (4, 2)}; </text:span></text:p>
      <text:p text:style-name="P41"><text:span text:style-name="T142">R</text:span><text:span text:style-name="T74">2</text:span><text:span text:style-name="T5"> </text:span><text:span text:style-name="T142">= {(1, 2), (1, 3), (2, 3), (2, 4), (4, 1), (4, 3)};</text:span></text:p>
      <text:p text:style-name="P20"><text:span text:style-name="T125">R</text:span><text:span text:style-name="T4">3</text:span><text:span text:style-name="T125">={(1,1), (2,2), (3,3), (4,4), (2,3), (2,4), (3,1), (4,1)}; </text:span></text:p>
      <text:p text:style-name="P20"><text:span text:style-name="T125">R</text:span><text:span text:style-name="T4">4</text:span><text:span text:style-name="T125"> = {(1,2), (1,3), (1,4), (2,1), (3,1), (3, 3), (4, 1)}; </text:span></text:p>
      <text:p text:style-name="P14"><text:span text:style-name="T125">R</text:span><text:span text:style-name="T3">5</text:span><text:span text:style-name="T125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5">8) Довести, що (A\B)</text:span><text:span text:style-name="T135">⨯</text:span><text:span text:style-name="T125">С=(A</text:span><text:span text:style-name="T21">⨯</text:span><text:span text:style-name="T125">С)\(B</text:span><text:span text:style-name="T21">⨯</text:span><text:span text:style-name="T125">С).</text:span></text:p>
      <text:p text:style-name="P6"/>
      <text:p text:style-name="P21"><text:span text:style-name="T125">9) Для відношень R</text:span><text:span text:style-name="T3">1</text:span><text:span text:style-name="T125"> і R</text:span><text:span text:style-name="T3">2</text:span><text:span text:style-name="T125"> таких, що R</text:span><text:span text:style-name="T3">1</text:span><text:span text:style-name="T21">⊆</text:span><text:span text:style-name="T125">R</text:span><text:span text:style-name="T3">2</text:span><text:span text:style-name="T125"> довести, що R</text:span><text:span text:style-name="T3">1</text:span><text:span text:style-name="T18">○</text:span><text:span text:style-name="T125">Q </text:span><text:span text:style-name="T21">⊆</text:span><text:span text:style-name="T125"> R</text:span><text:span text:style-name="T3">2</text:span><text:span text:style-name="T21">○</text:span><text:span text:style-name="T125">Q, де Q – довільне відношення.</text:span></text:p>
      <text:p text:style-name="P1"/>
      <text:p text:style-name="P14"><text:span text:style-name="T125">10) Довести, що композиція R</text:span><text:span text:style-name="T3">1</text:span><text:span text:style-name="T21">○</text:span><text:span text:style-name="T125">R</text:span><text:span text:style-name="T3">2</text:span><text:span text:style-name="T125"> симетричних відношень R</text:span><text:span text:style-name="T3">1</text:span><text:span text:style-name="T125"> і R</text:span><text:span text:style-name="T3">2</text:span><text:span text:style-name="T125"> буде симетричним відношенням тоді і тільки тоді, коли R</text:span><text:span text:style-name="T3">1</text:span><text:span text:style-name="T21">○</text:span><text:span text:style-name="T125">R</text:span><text:span text:style-name="T3">2</text:span><text:span text:style-name="T125"> = R</text:span><text:span text:style-name="T3">2</text:span><text:span text:style-name="T21">○</text:span><text:span text:style-name="T125">R</text:span><text:span text:style-name="T3">1</text:span><text:span text:style-name="T125">.</text:span></text:p>
      <text:p text:style-name="P1"/>
      <text:p text:style-name="P22"><text:span text:style-name="T125">11) </text:span><text:span text:style-name="T37">В</text:span><text:span text:style-name="T38">ід</text:span><text:span text:style-name="T37">ношення R</text:span><text:span text:style-name="T82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82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7">1</text:span><text:span text:style-name="T37">, а</text:span><text:span text:style-name="T76">2</text:span><text:span text:style-name="T37">, ..., а</text:span><text:span text:style-name="T77">k</text:span><text:span text:style-name="T37">, що а</text:span><text:span text:style-name="T77">1</text:span><text:span text:style-name="T37"> = а, а</text:span><text:span text:style-name="T77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7">1</text:span><text:span text:style-name="T37">Rа</text:span><text:span text:style-name="T76">2</text:span><text:span text:style-name="T37">, а</text:span><text:span text:style-name="T77">2</text:span><text:span text:style-name="T37">Rа</text:span><text:span text:style-name="T77">3</text:span><text:span text:style-name="T37">, ..., <text:s/>а</text:span><text:span text:style-name="T77">k-1</text:span><text:span text:style-name="T37">Rа</text:span><text:span text:style-name="T77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82">+</text:span><text:span text:style-name="T37"> = R.</text:span></text:p>
      <text:p text:style-name="P7"/>
      <text:p text:style-name="P14"><text:span text:style-name="T125">12) Довести, якщо f</text:span><text:span text:style-name="T21">⊆</text:span><text:span text:style-name="T125">А</text:span><text:span text:style-name="T21">⨯</text:span><text:span text:style-name="T125">В і g</text:span><text:span text:style-name="T21">⊆</text:span><text:span text:style-name="T125">B</text:span><text:span text:style-name="T21">⨯</text:span><text:span text:style-name="T125">C - функціональні відношення, то f</text:span><text:span text:style-name="T21">○</text:span><text:span text:style-name="T125">g</text:span><text:span text:style-name="T21">⊆</text:span><text:span text:style-name="T125">А</text:span><text:span text:style-name="T21">⨯</text:span><text:span text:style-name="T125">C також функціональне.</text:span></text:p>
      <text:p text:style-name="P1"/>
      <text:p text:style-name="P23"><text:soft-page-break/><text:span text:style-name="T125">13) Довести, що відношення f</text:span><text:span text:style-name="T21">⊆</text:span><text:span text:style-name="T125">А</text:span><text:span text:style-name="T21">⨯</text:span><text:span text:style-name="T125">В є ін’єктивним відношенням тоді й тільки тоді, коли f</text:span><text:span text:style-name="T21">○</text:span><text:span text:style-name="T125">f</text:span><text:span text:style-name="T7">-1</text:span><text:span text:style-name="T21">⊆</text:span><text:span text:style-name="T125">і</text:span><text:span text:style-name="T3">А</text:span><text:span text:style-name="T125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4">1</text:span> = {(a, 2), (a, 3), (b, 1), (c, 4), (c, 5), (d, 1), (e, 2), (e, 4)}, <text:s text:c="3"/></text:p>
      <text:p text:style-name="P8">C<text:span text:style-name="T144">2</text:span> = {(a, 4), (b, 3), (c, 5), (d, 2), (e, 1)}, </text:p>
      <text:p text:style-name="P8">C<text:span text:style-name="T144">3</text:span> = {(a, 3), (b, 2), (c, 3), (e, 3)}, <text:s text:c="3"/></text:p>
      <text:p text:style-name="P8">C<text:span text:style-name="T144">4</text:span> = {(a, 2), (a, 5), (b, 1), (b, 5), (c, 2), (d, 3), (d, 5)}, 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1">Довести, що для дов</text:span><text:span text:style-name="T72">іл</text:span><text:span text:style-name="T71">ьного в</text:span><text:span text:style-name="T72">ід</text:span><text:span text:style-name="T71">ношення екв</text:span><text:span text:style-name="T72">і</text:span><text:span text:style-name="T71">валентнос</text:span><text:span text:style-name="T72">ті</text:span><text:span text:style-name="T71"> </text:span><text:span text:style-name="T44">R</text:span><text:span text:style-name="T71"> наведе</text:span><text:span text:style-name="T72">ні</text:span><text:span text:style-name="T71"> твердження р</text:span><text:span text:style-name="T72">і</text:span><text:span text:style-name="T71">вносиль</text:span><text:span text:style-name="T72">ні</text:span><text:span text:style-name="T71">:</text:span></text:p>
      <text:p text:style-name="P10"><text:span text:style-name="T70">(а) (х, у)</text:span><text:span text:style-name="T73">∈</text:span><text:span text:style-name="T44">R; </text:span><text:span text:style-name="T34">(б)</text:span><text:span text:style-name="T44"> [x]</text:span><text:span text:style-name="T78">R</text:span><text:span text:style-name="T44"> </text:span><text:span text:style-name="T47">⋂</text:span><text:span text:style-name="T44"> [y]</text:span><text:span text:style-name="T78">R</text:span><text:span text:style-name="T44"> </text:span><text:span text:style-name="T71">≠</text:span><text:span text:style-name="T44"> </text:span><text:span text:style-name="T47">⊘</text:span><text:span text:style-name="T44">; </text:span><text:span text:style-name="T34">(в) </text:span><text:span text:style-name="T44">[x]</text:span><text:span text:style-name="T78">R</text:span><text:span text:style-name="T44"> = [y]</text:span><text:span text:style-name="T78">R</text:span><text:span text:style-name="T44">.</text:span></text:p>
      <text:p text:style-name="P1"/>
      <text:p text:style-name="P11">16) На множині А = {a, b, c, d} визначити частковий порядок з <text:span text:style-name="T145">одним</text:span> мінімальним і двома максимальним<text:span text:style-name="T145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2"><text:span text:style-name="T142">18) Нехай R і Q – часткові порядки на множині А. Довести, що R</text:span><text:span text:style-name="T143">⋂</text:span><text:span text:style-name="T142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5">23) Нехай А – довільна множина, f: A</text:span><text:span text:style-name="T136">→</text:span><text:span text:style-name="T21">β</text:span><text:span text:style-name="T125">(A) - відображення. Довести, що f(A)</text:span><text:span text:style-name="T136">≠</text:span><text:span text:style-name="T21">β</text:span><text:span text:style-name="T125">(A) і |f(A)|&lt;|</text:span><text:span text:style-name="T21">β</text:span><text:span text:style-name="T125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4">Знайти множини:</text:span></text:p>
      <text:p text:style-name="P24"><text:span text:style-name="T25">(а) {</text:span><text:span text:style-name="T26">⊘</text:span><text:span text:style-name="T25">} </text:span><text:span text:style-name="T26">⋂</text:span><text:span text:style-name="T25"> {</text:span><text:span text:style-name="T26">⊘</text:span><text:span text:style-name="T25">}; <text:s/></text:span></text:p>
      <text:p text:style-name="P24"><text:span text:style-name="T25">(б) {</text:span><text:span text:style-name="T26">⊘</text:span><text:span text:style-name="T25">, {</text:span><text:span text:style-name="T26">⊘</text:span><text:span text:style-name="T25">}} \ </text:span><text:span text:style-name="T26">⊘</text:span><text:span text:style-name="T25">; </text:span></text:p>
      <text:p text:style-name="P24"><text:span text:style-name="T25">(в) </text:span><text:span text:style-name="T26">⊘</text:span><text:span text:style-name="T25"> </text:span><text:span text:style-name="T26">⋂</text:span><text:span text:style-name="T25"> {</text:span><text:span text:style-name="T26">⊘</text:span><text:span text:style-name="T25">}; </text:span></text:p>
      <text:p text:style-name="P12"><text:span text:style-name="T24">(г) {</text:span><text:span text:style-name="T26">⊘</text:span><text:span text:style-name="T24">, {</text:span><text:span text:style-name="T26">⊘</text:span><text:span text:style-name="T24">}} \ {{</text:span><text:span text:style-name="T26">⊘</text:span><text:span text:style-name="T24">}}; </text:span></text:p>
      <text:p text:style-name="P12"><text:span text:style-name="T24">(д) </text:span><text:span text:style-name="T26">⊘</text:span><text:span text:style-name="T24">⋃{</text:span><text:span text:style-name="T26">⊘</text:span><text:span text:style-name="T24">}; </text:span></text:p>
      <text:p text:style-name="P12"><text:span text:style-name="T24">(е) {</text:span><text:span text:style-name="T26">⊘</text:span><text:span text:style-name="T24">, {</text:span><text:span text:style-name="T26">⊘</text:span><text:span text:style-name="T24">}} \ {</text:span><text:span text:style-name="T26">⊘</text:span><text:span text:style-name="T24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5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19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19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6">іл</text:span><text:span text:style-name="T15">их чисел </text:span><text:span text:style-name="T17">Z.</text:span></text:p>
      <text:p text:style-name="P12"/>
      <text:p text:style-name="P42"><text:span text:style-name="T142">28) Довести, об’єднання </text:span><text:span text:style-name="T86">злічен</text:span><text:span text:style-name="T142">ної сукупності континуальних множин має потужність континуум.</text:span></text:p>
      <text:p text:style-name="P12"/>
      <text:p text:style-name="P24"><text:span text:style-name="T125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8">(а) якщо А = В, то А ~ В;</text:p>
      <text:p text:style-name="P28">(б) якщо А ~ В, то А = В.</text:p>
      <text:p text:style-name="P12"><text:soft-page-break/></text:p>
      <text:p text:style-name="P12">30) <text:span text:style-name="T87">Довести, що якщо A та B — зліченні, то A</text:span><text:span text:style-name="T90">⨯</text:span><text:span text:style-name="T87">B — зліченн</text:span><text:span text:style-name="T91">а </text:span><text:span text:style-name="T87">множин</text:span><text:span text:style-name="T91">а</text:span><text:span text:style-name="T87">.</text:span></text:p>
      <text:p text:style-name="P12"/>
      <text:p text:style-name="P24"><text:span text:style-name="T102">31) </text:span><text:span text:style-name="T96">Довести, </text:span><text:span text:style-name="T87">що скінченні множини еквівалентні тоді і тільки тоді, коли кількість їх елементів співпадає.</text:span></text:p>
      <text:p text:style-name="P44"/>
      <text:p text:style-name="P45"><text:span text:style-name="T95">32) </text:span><text:span text:style-name="T87">Чи можна накреслити на площи</text:span><text:span text:style-name="T105">ні</text:span><text:span text:style-name="T87"> континуальну множину кру</text:span><text:span text:style-name="T89">гі</text:span><text:span text:style-name="T87">в, жод</text:span><text:span text:style-name="T89">ні </text:span><text:span text:style-name="T87">два з яких не перетинаються?</text:span></text:p>
      <text:p text:style-name="P44"/>
      <text:p text:style-name="P27"><text:span text:style-name="T67">33) </text:span><text:span text:style-name="T58">Довести, що компози</text:span><text:span text:style-name="T59">ці</text:span><text:span text:style-name="T58">я </text:span><text:span text:style-name="T57">R</text:span><text:span text:style-name="T79">1</text:span><text:span text:style-name="T58">○</text:span><text:span text:style-name="T57">R</text:span><text:span text:style-name="T79">2</text:span><text:span text:style-name="T58"> двох еквівалентностей </text:span><text:span text:style-name="T57">R</text:span><text:span text:style-name="T79">1</text:span><text:span text:style-name="T58"> </text:span><text:span text:style-name="T69">і</text:span><text:span text:style-name="T58"> </text:span><text:span text:style-name="T57">R</text:span><text:span text:style-name="T79">2</text:span><text:span text:style-name="T58"> </text:span><text:span text:style-name="T59">є</text:span><text:span text:style-name="T58"> екв</text:span><text:span text:style-name="T59">і</text:span><text:span text:style-name="T58">валент</text:span><text:span text:style-name="T59">ні</text:span><text:span text:style-name="T58">стю, якщо </text:span><text:span text:style-name="T57">R</text:span><text:span text:style-name="T79">1</text:span><text:span text:style-name="T58">○</text:span><text:span text:style-name="T57">R</text:span><text:span text:style-name="T79">2 </text:span><text:span text:style-name="T60">=</text:span><text:span text:style-name="T58"> </text:span><text:span text:style-name="T57">R</text:span><text:span text:style-name="T79">1</text:span><text:span text:style-name="T58">⋃</text:span><text:span text:style-name="T57">R</text:span><text:span text:style-name="T79">2</text:span><text:span text:style-name="T58">. </text:span><text:span text:style-name="T60">Чи вірне обернене твердження? (Відповідь обґрунтувати).</text:span></text:p>
      <text:p text:style-name="P37"/>
      <text:p text:style-name="P27"><text:span text:style-name="T67">34) </text:span><text:span text:style-name="T64">Якою </text:span><text:span text:style-name="T65">є</text:span><text:span text:style-name="T64"> потуж</text:span><text:span text:style-name="T65">ні</text:span><text:span text:style-name="T64">сть множини усіх в</text:span><text:span text:style-name="T65">ід</text:span><text:span text:style-name="T64">ображень типу </text:span><text:span text:style-name="T66">N</text:span><text:span text:style-name="T54">→</text:span><text:span text:style-name="T55">R</text:span><text:span text:style-name="T64">?</text:span></text:p>
      <text:p text:style-name="P39"/>
      <text:p text:style-name="P43"><text:span text:style-name="T33">35) </text:span><text:span text:style-name="T30">Показати</text:span><text:span text:style-name="T31">, </text:span><text:span text:style-name="T30">що</text:span><text:span text:style-name="T31"> сюр'єктивність </text:span><text:span text:style-name="T32">відповідності</text:span><text:span text:style-name="T31"> не є інваріантн</text:span><text:span text:style-name="T32">ою</text:span><text:span text:style-name="T31"> відносно перетину.</text:span></text:p>
      <text:p text:style-name="P51"/>
      <text:p text:style-name="P46"><text:span text:style-name="T94">36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4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3"/>
      <text:p text:style-name="P25"><text:span text:style-name="T14">37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5">ід</text:span><text:span text:style-name="T10">овностей натуральних чисел ма</text:span><text:span text:style-name="T12">є</text:span><text:span text:style-name="T10"> потуж</text:span><text:span text:style-name="T35">ні</text:span><text:span text:style-name="T10">сть континуум.</text:span></text:p>
      <text:p text:style-name="P29"/>
      <text:p text:style-name="P25"><text:span text:style-name="T102">38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6">іці</text:span><text:span text:style-name="T107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1"/>
      <text:p text:style-name="P25"><text:span text:style-name="T102">39) </text:span><text:span text:style-name="T98">Побудувати взаємно-однозначну відповідність між точками довільн</text:span><text:span text:style-name="T108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2"/>
      <text:p text:style-name="P46"><text:span text:style-name="T95">40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30"/>
      <text:p text:style-name="P25"><text:span text:style-name="T102">41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9">ні</text:span><text:span text:style-name="T98">сть </text:span><text:span text:style-name="T109">мі</text:span><text:span text:style-name="T98">ж точками квадрата </text:span><text:span text:style-name="T97">[</text:span><text:span text:style-name="T98">а, </text:span><text:span text:style-name="T97">b]</text:span><text:span text:style-name="T103">⨯</text:span><text:span text:style-name="T97">[</text:span><text:span text:style-name="T98">а, </text:span><text:span text:style-name="T97">b]</text:span><text:span text:style-name="T98"> та площини.</text:span></text:p>
      <text:p text:style-name="P31"/>
      <text:p text:style-name="P25"><text:span text:style-name="T102">42) </text:span><text:span text:style-name="T97">Довести, що для дов</text:span><text:span text:style-name="T101">іл</text:span><text:span text:style-name="T97">ьних в</text:span><text:span text:style-name="T101">ід</text:span><text:span text:style-name="T97">ношень </text:span><text:span text:style-name="T108">R</text:span><text:span text:style-name="T120">1</text:span><text:span text:style-name="T117"> </text:span><text:span text:style-name="T118">і </text:span><text:span text:style-name="T108">R</text:span><text:span text:style-name="T120">2</text:span><text:span text:style-name="T97"> викону</text:span><text:span text:style-name="T101">є</text:span><text:span text:style-name="T97">ться <text:s/>(</text:span><text:span text:style-name="T108">R</text:span><text:span text:style-name="T120">1</text:span><text:span text:style-name="T117">○</text:span><text:span text:style-name="T108">R</text:span><text:span text:style-name="T120">2</text:span><text:span text:style-name="T101">)</text:span><text:span text:style-name="T124">-1</text:span><text:span text:style-name="T101"> </text:span><text:span text:style-name="T97">= </text:span><text:span text:style-name="T108">R</text:span><text:span text:style-name="T121">2</text:span><text:span text:style-name="T123">-1</text:span><text:span text:style-name="T117">○</text:span><text:span text:style-name="T108">R</text:span><text:span text:style-name="T121">1</text:span><text:span text:style-name="T123">-1</text:span><text:span text:style-name="T110">.</text:span></text:p>
      <text:p text:style-name="P33"/>
      <text:p text:style-name="P25"><text:span text:style-name="T43">43) </text:span><text:span text:style-name="T37">Довести, що об’</text:span><text:span text:style-name="T41">є</text:span><text:span text:style-name="T37">днання </text:span><text:span text:style-name="T36">R</text:span><text:span text:style-name="T75">1</text:span><text:span text:style-name="T37">⋃</text:span><text:span text:style-name="T36">R</text:span><text:span text:style-name="T75">2</text:span><text:span text:style-name="T37"> двох еквівалентностей </text:span><text:span text:style-name="T36">R</text:span><text:span text:style-name="T75">1</text:span><text:span text:style-name="T37"> </text:span><text:span text:style-name="T49">і</text:span><text:span text:style-name="T37"> </text:span><text:span text:style-name="T36">R</text:span><text:span text:style-name="T75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75">1</text:span><text:span text:style-name="T37">⋃</text:span><text:span text:style-name="T36">R</text:span><text:span text:style-name="T75">2</text:span><text:span text:style-name="T37"> = </text:span><text:span text:style-name="T36">R</text:span><text:span text:style-name="T75">1</text:span><text:span text:style-name="T37">○</text:span><text:span text:style-name="T36">R</text:span><text:span text:style-name="T75">2</text:span><text:span text:style-name="T37">.</text:span></text:p>
      <text:p text:style-name="P36"/>
      <text:p text:style-name="P25"><text:span text:style-name="T43">44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6"/>
      <text:p text:style-name="P27"><text:span text:style-name="T67">45) </text:span><text:span text:style-name="T60">Довести, що композиція </text:span><text:span text:style-name="T57">R</text:span><text:span text:style-name="T79">1</text:span><text:span text:style-name="T68">○</text:span><text:span text:style-name="T57">R</text:span><text:span text:style-name="T79">2</text:span><text:span text:style-name="T60"> транзитивних відношень </text:span><text:span text:style-name="T57">R</text:span><text:span text:style-name="T79">1</text:span><text:span text:style-name="T58"> </text:span><text:span text:style-name="T69">і</text:span><text:span text:style-name="T58"> </text:span><text:span text:style-name="T57">R</text:span><text:span text:style-name="T79">2</text:span><text:span text:style-name="T58"> </text:span><text:span text:style-name="T59">є</text:span><text:span text:style-name="T60"> транзитивним відношенням, якщо </text:span><text:span text:style-name="T57">R</text:span><text:span text:style-name="T79">1</text:span><text:span text:style-name="T68">○</text:span><text:span text:style-name="T57">R</text:span><text:span text:style-name="T79">2</text:span><text:span text:style-name="T61"> = </text:span><text:span text:style-name="T57">R</text:span><text:span text:style-name="T80">2</text:span><text:span text:style-name="T68">○</text:span><text:span text:style-name="T57">R</text:span><text:span text:style-name="T80">1</text:span><text:span text:style-name="T60">. Чи вірне обернене твердження? (Відповідь обґрунтувати).</text:span></text:p>
      <text:p text:style-name="P37"/>
      <text:p text:style-name="P25"><text:span text:style-name="T43">46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6"/>
      <text:p text:style-name="P27"><text:span text:style-name="T67">47) </text:span><text:span text:style-name="T58">Нехай </text:span><text:span text:style-name="T57">R</text:span><text:span text:style-name="T58"> — транзитивне в</text:span><text:span text:style-name="T62">ід</text:span><text:span text:style-name="T58">ношення на множи</text:span><text:span text:style-name="T62">ні</text:span><text:span text:style-name="T58"> М. Довести, що </text:span><text:span text:style-name="T57">R</text:span><text:span text:style-name="T58"> </text:span><text:span text:style-name="T62">є</text:span><text:span text:style-name="T58"> частковим порядком на </text:span><text:span text:style-name="T62">М</text:span><text:span text:style-name="T58"> тод</text:span><text:span text:style-name="T62">і</text:span><text:span text:style-name="T58"> й </text:span><text:span text:style-name="T62">ті</text:span><text:span text:style-name="T58">льки тод</text:span><text:span text:style-name="T62">і</text:span><text:span text:style-name="T58">, коли </text:span><text:span text:style-name="T62">R</text:span><text:span text:style-name="T53">⋂</text:span><text:span text:style-name="T62">R</text:span><text:span text:style-name="T83">-1 </text:span><text:span text:style-name="T62">= i</text:span><text:span text:style-name="T81">A</text:span><text:span text:style-name="T62">.</text:span></text:p>
      <text:p text:style-name="P38"/>
      <text:p text:style-name="P27"><text:span text:style-name="T67">48) </text:span><text:span text:style-name="T62">Нехай </text:span><text:span text:style-name="T52">≤</text:span><text:span text:style-name="T62"> </text:span><text:span text:style-name="T63">i</text:span><text:span text:style-name="T62"> &lt; — традиц</text:span><text:span text:style-name="T63">ійні</text:span><text:span text:style-name="T62"> в</text:span><text:span text:style-name="T63">ід</text:span><text:span text:style-name="T62">ношення порядку на множи</text:span><text:span text:style-name="T63">ні</text:span><text:span text:style-name="T62"> натуральних чи</text:span><text:span text:style-name="T63">сел N. Довести, що </text:span></text:p>
      <text:p text:style-name="P26"><text:span text:style-name="T56"><text:s/></text:span><text:span text:style-name="T62">&lt;</text:span><text:span text:style-name="T58">○</text:span><text:span text:style-name="T62">&lt; </text:span><text:span text:style-name="T51">≠</text:span><text:span text:style-name="T56"> </text:span><text:span text:style-name="T62">&lt;</text:span><text:span text:style-name="T51">.</text:span></text:p>
      <text:p text:style-name="P40"/>
      <text:p text:style-name="P40"><text:span text:style-name="T147">49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5"><text:soft-page-break/><text:span text:style-name="T115">50) </text:span><text:span text:style-name="T111">Довести, що </text:span><text:span text:style-name="T114">перетин</text:span><text:span text:style-name="T111"> </text:span><text:span text:style-name="T112">f</text:span><text:span text:style-name="T122">1</text:span><text:span text:style-name="T116">⋂</text:span><text:span text:style-name="T112">f</text:span><text:span text:style-name="T122">2</text:span><text:span text:style-name="T111"> двох в</text:span><text:span text:style-name="T112">ідо</text:span><text:span text:style-name="T111">бражень </text:span><text:span text:style-name="T112">f</text:span><text:span text:style-name="T122">1</text:span><text:span text:style-name="T111"> </text:span><text:span text:style-name="T112">і f</text:span><text:span text:style-name="T122">2 <text:s/></text:span><text:span text:style-name="T111">з </text:span><text:span text:style-name="T112">А</text:span><text:span text:style-name="T111"> в В буде в</text:span><text:span text:style-name="T112">ід</text:span><text:span text:style-name="T111">ображенням </text:span><text:span text:style-name="T112">з</text:span><text:span text:style-name="T111"> А </text:span><text:span text:style-name="T113">в </text:span><text:span text:style-name="T111">В тод</text:span><text:span text:style-name="T112">і</text:span><text:span text:style-name="T111"> й т</text:span><text:span text:style-name="T112">іл</text:span><text:span text:style-name="T111">ьки тод</text:span><text:span text:style-name="T112">і</text:span><text:span text:style-name="T111">, коли <text:s/></text:span><text:span text:style-name="T112">f</text:span><text:span text:style-name="T122">1</text:span><text:span text:style-name="T111"> </text:span><text:span text:style-name="T119">=</text:span><text:span text:style-name="T111"> </text:span><text:span text:style-name="T112">f</text:span><text:span text:style-name="T122">2</text:span><text:span text:style-name="T112">.</text:span></text:p>
      <text:p text:style-name="P34"/>
      <text:p text:style-name="P25"><text:span text:style-name="T85">51) </text:span><text:span text:style-name="T84">За яких умов виконуються рівності</text:span></text:p>
      <text:p text:style-name="P13"><text:span text:style-name="T29">(</text:span><text:span text:style-name="T146">а</text:span><text:span text:style-name="T29">) <text:s/>A \ B = В \ А; <text:s/>(</text:span><text:span text:style-name="T146">б</text:span><text:span text:style-name="T29">) A \ B = </text:span><text:span text:style-name="T27">⊘</text:span><text:span text:style-name="T28">?</text:span></text:p>
      <text:p text:style-name="P13"/>
      <text:p text:style-name="P52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3:59.518747968</dc:date>
    <meta:editing-cycles>25</meta:editing-cycles>
    <meta:editing-duration>PT10H4M44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14" meta:character-count="6419" meta:non-whitespace-character-count="5356"/>
  </office:meta>
</office:document-meta>
</file>